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itRuleTest.rethrows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RuleTest.detects_invalid_mockito_usage_on_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RuleTest.does_not_check_invalid_mockito_usage_on_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UnitRuleTest.injects_into_test_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